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5.83mm"/>
    </style:style>
    <style:style style:name="co2" style:family="table-column">
      <style:table-column-properties fo:break-before="auto" style:column-width="9.88mm"/>
    </style:style>
    <style:style style:name="co3" style:family="table-column">
      <style:table-column-properties fo:break-before="auto" style:column-width="23.5mm"/>
    </style:style>
    <style:style style:name="co4" style:family="table-column">
      <style:table-column-properties fo:break-before="auto" style:column-width="11.24mm"/>
    </style:style>
    <style:style style:name="co5" style:family="table-column">
      <style:table-column-properties fo:break-before="auto" style:column-width="96.75mm"/>
    </style:style>
    <style:style style:name="co6" style:family="table-column">
      <style:table-column-properties fo:break-before="auto" style:column-width="29.49mm"/>
    </style:style>
    <style:style style:name="co7" style:family="table-column">
      <style:table-column-properties fo:break-before="auto" style:column-width="46.92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s_big_instances_budge6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Prize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Number of Cities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Prize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Number of Cities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Prize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Number of Cities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Prize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Number of Cities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Prize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Number of Cities</text:p>
          </table:table-cell>
        </table:table-row>
        <table:table-row table:style-name="ro1">
          <table:table-cell office:value-type="string" calcext:value-type="string">
            <text:p>1_16-1_N_a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56.000000 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<text:s/>585.725663 </text:p>
          </table:table-cell>
          <table:table-cell office:value-type="string" calcext:value-type="string">
            <text:p><text:s/>0 10 14 4 9 13 12 0 7 11 2 8 3 1 15 5 6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16-1_N_a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62.000000 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<text:s/>626.629051 </text:p>
          </table:table-cell>
          <table:table-cell office:value-type="string" calcext:value-type="string">
            <text:p><text:s/>0 4 9 13 15 7 10 0 3 14 11 2 5 12 6 1 8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16-1_N_a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48.000000 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<text:s/>616.396073 </text:p>
          </table:table-cell>
          <table:table-cell office:value-type="string" calcext:value-type="string">
            <text:p><text:s/>0 4 9 13 15 7 10 0 6 11 3 5 2 8 14 1 12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16-1_N_a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62.000000 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<text:s/>547.146982 </text:p>
          </table:table-cell>
          <table:table-cell office:value-type="string" calcext:value-type="string">
            <text:p><text:s/>0 4 9 13 15 7 10 0 11 6 1 3 5 8 2 14 12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16-1_N_a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48.000000 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<text:s/>588.980280 </text:p>
          </table:table-cell>
          <table:table-cell office:value-type="string" calcext:value-type="string">
            <text:p><text:s/>0 4 9 13 15 7 10 0 8 2 11 6 5 1 14 3 12 <text:s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1_16-1_N_b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48.000000 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<text:s/>542.355607 </text:p>
          </table:table-cell>
          <table:table-cell office:value-type="string" calcext:value-type="string">
            <text:p><text:s/>0 4 9 13 15 7 10 0 14 12 8 3 2 11 5 6 1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16-1_N_b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48.000000 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<text:s/>587.374462 </text:p>
          </table:table-cell>
          <table:table-cell office:value-type="string" calcext:value-type="string">
            <text:p><text:s/>0 4 9 13 15 7 10 0 14 6 11 8 3 1 5 12 2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16-1_N_b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48.000000 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<text:s/>553.284137 </text:p>
          </table:table-cell>
          <table:table-cell office:value-type="string" calcext:value-type="string">
            <text:p><text:s/>0 4 9 13 15 7 10 0 5 1 2 14 6 12 8 11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16-1_N_b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48.000000 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<text:s/>558.276387 </text:p>
          </table:table-cell>
          <table:table-cell office:value-type="string" calcext:value-type="string">
            <text:p><text:s/>0 4 9 13 15 7 10 0 3 11 8 6 1 2 14 12 5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16-1_N_b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48.000000 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<text:s/>551.703146 </text:p>
          </table:table-cell>
          <table:table-cell office:value-type="string" calcext:value-type="string">
            <text:p><text:s/>0 4 9 13 15 7 10 0 6 5 14 1 11 3 12 2 8 <text:s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1_18-1_N_a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29.000000 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<text:s/>542.679182 </text:p>
          </table:table-cell>
          <table:table-cell office:value-type="string" calcext:value-type="string">
            <text:p><text:s/>0 13 11 9 8 0 2 4 10 14 12 3 16 7 15 1 5 17 6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18-1_N_a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20.000000 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<text:s/>666.802308 </text:p>
          </table:table-cell>
          <table:table-cell office:value-type="string" calcext:value-type="string">
            <text:p><text:s/>0 15 12 11 6 8 0 4 5 7 1 16 2 10 9 13 3 17 14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_18-1_N_a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20.000000 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<text:s/>703.570761 </text:p>
          </table:table-cell>
          <table:table-cell office:value-type="string" calcext:value-type="string">
            <text:p><text:s/>0 15 12 11 6 8 0 10 14 13 5 4 9 16 3 1 7 17 2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_18-1_N_a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20.000000 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<text:s/>594.992572 </text:p>
          </table:table-cell>
          <table:table-cell office:value-type="string" calcext:value-type="string">
            <text:p><text:s/>0 15 12 11 6 8 0 3 9 1 10 5 4 16 13 7 2 14 17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_18-1_N_a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20.000000 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<text:s/>698.146052 </text:p>
          </table:table-cell>
          <table:table-cell office:value-type="string" calcext:value-type="string">
            <text:p><text:s/>0 15 12 11 6 8 0 16 14 5 1 4 10 9 2 17 7 3 13 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_18-1_N_b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56.000000 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<text:s/>87.403431 </text:p>
          </table:table-cell>
          <table:table-cell office:value-type="string" calcext:value-type="string">
            <text:p><text:s/>0 12 11 9 13 0 17 7 3 14 1 16 5 6 8 10 2 15 4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18-1_N_b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56.000000 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<text:s/>108.176052 </text:p>
          </table:table-cell>
          <table:table-cell office:value-type="string" calcext:value-type="string">
            <text:p><text:s/>0 12 11 9 13 0 14 16 4 1 2 8 17 7 15 5 3 10 6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18-1_N_b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56.000000 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<text:s/>95.976650 </text:p>
          </table:table-cell>
          <table:table-cell office:value-type="string" calcext:value-type="string">
            <text:p><text:s/>0 12 11 9 13 0 10 6 3 2 1 4 14 7 5 17 15 8 16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18-1_N_b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56.000000 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<text:s/>96.622850 </text:p>
          </table:table-cell>
          <table:table-cell office:value-type="string" calcext:value-type="string">
            <text:p><text:s/>0 12 11 9 13 0 16 14 8 5 7 10 2 4 1 3 15 17 6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18-1_N_b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56.000000 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<text:s/>117.787112 </text:p>
          </table:table-cell>
          <table:table-cell office:value-type="string" calcext:value-type="string">
            <text:p><text:s/>0 12 11 9 13 0 14 3 17 8 7 15 4 16 2 1 10 6 5 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_20-1_N_a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611.000000 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<text:s/>546.393237 </text:p>
          </table:table-cell>
          <table:table-cell office:value-type="string" calcext:value-type="string">
            <text:p><text:s/>0 18 1 11 12 0 14 8 2 16 3 17 7 9 13 19 4 5 6 10 15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20-1_N_a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11.000000 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<text:s/>541.334920 </text:p>
          </table:table-cell>
          <table:table-cell office:value-type="string" calcext:value-type="string">
            <text:p><text:s/>0 18 1 11 12 0 14 7 6 13 3 16 9 2 10 19 5 15 8 17 4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20-1_N_a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11.000000 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<text:s/>541.014041 </text:p>
          </table:table-cell>
          <table:table-cell office:value-type="string" calcext:value-type="string">
            <text:p><text:s/>0 18 1 11 12 0 5 14 19 13 8 9 6 4 7 16 17 15 3 2 10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20-1_N_a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08.000000 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<text:s/>541.716013 </text:p>
          </table:table-cell>
          <table:table-cell office:value-type="string" calcext:value-type="string">
            <text:p><text:s/>0 18 1 11 12 0 3 14 4 6 19 10 13 8 5 15 17 9 16 2 7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20-1_N_a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611.000000 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<text:s/>541.076251 </text:p>
          </table:table-cell>
          <table:table-cell office:value-type="string" calcext:value-type="string">
            <text:p><text:s/>0 18 1 11 12 0 9 7 13 5 19 17 16 2 15 6 10 4 14 3 8 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_20-1_N_b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621.000000 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<text:s/>541.726246 </text:p>
          </table:table-cell>
          <table:table-cell office:value-type="string" calcext:value-type="string">
            <text:p><text:s/>0 18 1 11 12 0 19 7 15 13 17 14 6 10 9 3 5 4 2 8 16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20-1_N_b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21.000000 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<text:s/>553.538426 </text:p>
          </table:table-cell>
          <table:table-cell office:value-type="string" calcext:value-type="string">
            <text:p><text:s/>0 18 1 11 12 0 2 5 7 4 13 3 10 14 9 17 19 16 6 15 8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20-1_N_b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08.000000 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<text:s/>556.195509 </text:p>
          </table:table-cell>
          <table:table-cell office:value-type="string" calcext:value-type="string">
            <text:p><text:s/>0 18 1 11 12 0 7 6 16 10 8 9 15 19 17 3 5 14 4 13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20-1_N_b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621.000000 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<text:s/>543.546377 </text:p>
          </table:table-cell>
          <table:table-cell office:value-type="string" calcext:value-type="string">
            <text:p><text:s/>0 18 1 11 12 0 9 15 6 3 8 7 13 5 17 16 2 4 14 19 10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20-1_N_b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611.000000 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<text:s/>544.913267 </text:p>
          </table:table-cell>
          <table:table-cell office:value-type="string" calcext:value-type="string">
            <text:p><text:s/>0 18 1 11 12 0 2 13 5 17 16 10 7 14 8 9 3 6 19 15 4 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_22-1_N_a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89.000000 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<text:s/>614.321590 </text:p>
          </table:table-cell>
          <table:table-cell office:value-type="string" calcext:value-type="string">
            <text:p><text:s/>0 21 12 9 6 0 1 10 13 8 5 3 19 17 11 16 7 4 15 18 20 2 14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22-1_N_a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92.000000 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<text:s/>561.712604 </text:p>
          </table:table-cell>
          <table:table-cell office:value-type="string" calcext:value-type="string">
            <text:p><text:s/>0 21 12 9 6 0 10 20 3 13 7 15 8 11 5 14 19 16 18 17 1 2 4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22-1_N_a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92.000000 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<text:s/>541.514128 </text:p>
          </table:table-cell>
          <table:table-cell office:value-type="string" calcext:value-type="string">
            <text:p><text:s/>0 21 12 9 6 0 8 2 13 11 1 18 19 15 10 16 17 20 4 5 7 14 3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22-1_N_a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89.000000 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<text:s/>555.568936 </text:p>
          </table:table-cell>
          <table:table-cell office:value-type="string" calcext:value-type="string">
            <text:p><text:s/>0 21 12 9 6 0 17 5 10 3 14 2 13 16 1 8 4 18 7 15 19 20 11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22-1_N_a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489.000000 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<text:s/>556.176930 </text:p>
          </table:table-cell>
          <table:table-cell office:value-type="string" calcext:value-type="string">
            <text:p><text:s/>0 21 12 9 6 0 13 5 19 8 1 3 16 4 20 10 7 14 17 11 18 15 2 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_22-1_N_b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92.000000 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<text:s/>623.069252 </text:p>
          </table:table-cell>
          <table:table-cell office:value-type="string" calcext:value-type="string">
            <text:p><text:s/>0 9 18 8 7 0 12 19 17 15 5 1 4 16 6 11 13 2 21 14 10 20 3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22-1_N_b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86.000000 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<text:s/>565.877795 </text:p>
          </table:table-cell>
          <table:table-cell office:value-type="string" calcext:value-type="string">
            <text:p><text:s/>0 9 18 8 7 0 12 10 19 2 3 14 6 5 20 17 1 13 4 11 21 16 15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22-1_N_b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53.000000 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<text:s/>547.721451 </text:p>
          </table:table-cell>
          <table:table-cell office:value-type="string" calcext:value-type="string">
            <text:p><text:s/>0 9 18 8 7 0 10 6 15 12 11 13 20 4 21 5 14 2 1 16 17 19 3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22-1_N_b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72.000000 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<text:s/>565.453535 </text:p>
          </table:table-cell>
          <table:table-cell office:value-type="string" calcext:value-type="string">
            <text:p><text:s/>0 9 14 11 7 20 0 3 13 10 5 18 1 8 2 6 4 12 21 19 17 15 16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_22-1_N_b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453.000000 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<text:s/>548.173711 </text:p>
          </table:table-cell>
          <table:table-cell office:value-type="string" calcext:value-type="string">
            <text:p><text:s/>0 9 18 8 7 0 14 19 3 12 10 17 13 16 21 5 20 6 2 1 15 4 11 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_16-1_N_a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587.000000 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<text:s/>678.787120 </text:p>
          </table:table-cell>
          <table:table-cell office:value-type="string" calcext:value-type="string">
            <text:p><text:s/>0 15 8 3 9 6 0 4 13 14 11 12 5 1 7 2 1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16-1_N_a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87.000000 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<text:s/>636.167985 </text:p>
          </table:table-cell>
          <table:table-cell office:value-type="string" calcext:value-type="string">
            <text:p><text:s/>0 15 4 7 10 9 0 5 14 8 1 13 11 3 2 6 12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16-1_N_a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80.000000 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<text:s/>554.175582 </text:p>
          </table:table-cell>
          <table:table-cell office:value-type="string" calcext:value-type="string">
            <text:p><text:s/>0 15 4 7 10 9 0 5 13 14 3 11 1 2 12 8 6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16-1_N_a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584.000000 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<text:s/>650.746804 </text:p>
          </table:table-cell>
          <table:table-cell office:value-type="string" calcext:value-type="string">
            <text:p><text:s/>0 4 3 9 15 8 0 5 7 1 13 6 2 11 12 14 1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16-1_N_a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584.000000 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<text:s/>552.023802 </text:p>
          </table:table-cell>
          <table:table-cell office:value-type="string" calcext:value-type="string">
            <text:p><text:s/>0 4 3 9 15 8 0 7 1 14 10 2 12 6 13 11 5 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_16-1_N_b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580.000000 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<text:s/>561.332945 </text:p>
          </table:table-cell>
          <table:table-cell office:value-type="string" calcext:value-type="string">
            <text:p><text:s/>0 15 4 7 10 9 0 1 13 14 6 11 3 2 12 5 8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16-1_N_b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87.000000 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<text:s/>613.451077 </text:p>
          </table:table-cell>
          <table:table-cell office:value-type="string" calcext:value-type="string">
            <text:p><text:s/>0 15 4 7 10 9 0 11 5 1 12 3 8 14 13 2 6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16-1_N_b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80.000000 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<text:s/>556.792456 </text:p>
          </table:table-cell>
          <table:table-cell office:value-type="string" calcext:value-type="string">
            <text:p><text:s/>0 15 4 7 10 9 0 8 3 5 11 12 6 13 14 2 1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16-1_N_b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580.000000 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<text:s/>565.134132 </text:p>
          </table:table-cell>
          <table:table-cell office:value-type="string" calcext:value-type="string">
            <text:p><text:s/>0 15 4 7 10 9 0 3 13 14 1 2 12 5 11 8 6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16-1_N_b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580.000000 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<text:s/>636.168596 </text:p>
          </table:table-cell>
          <table:table-cell office:value-type="string" calcext:value-type="string">
            <text:p><text:s/>0 15 4 7 10 9 0 6 11 13 14 8 2 3 12 1 5 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_18-1_N_a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47.000000 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<text:s/>546.748690 </text:p>
          </table:table-cell>
          <table:table-cell office:value-type="string" calcext:value-type="string">
            <text:p><text:s/>0 5 8 4 2 0 17 7 16 3 6 15 14 13 9 11 12 1 10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18-1_N_a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50.000000 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<text:s/>583.765600 </text:p>
          </table:table-cell>
          <table:table-cell office:value-type="string" calcext:value-type="string">
            <text:p><text:s/>0 5 8 4 2 0 13 16 11 15 9 6 17 10 3 14 12 1 7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18-1_N_a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56.000000 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<text:s/>665.001858 </text:p>
          </table:table-cell>
          <table:table-cell office:value-type="string" calcext:value-type="string">
            <text:p><text:s/>0 5 8 4 2 0 3 1 12 15 6 16 11 17 10 7 13 9 14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18-1_N_a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47.000000 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<text:s/>591.992315 </text:p>
          </table:table-cell>
          <table:table-cell office:value-type="string" calcext:value-type="string">
            <text:p><text:s/>0 5 8 4 2 0 14 17 11 7 16 13 12 6 9 1 3 15 10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18-1_N_a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453.000000 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<text:s/>606.327557 </text:p>
          </table:table-cell>
          <table:table-cell office:value-type="string" calcext:value-type="string">
            <text:p><text:s/>0 5 8 4 2 0 7 9 17 6 1 15 14 13 3 12 16 10 11 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_18-1_N_a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52.000000 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<text:s/>627.199839 </text:p>
          </table:table-cell>
          <table:table-cell office:value-type="string" calcext:value-type="string">
            <text:p><text:s/>0 5 8 4 2 0 13 17 9 12 11 6 14 15 3 16 10 1 7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18-1_N_a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55.000000 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<text:s/>627.989345 </text:p>
          </table:table-cell>
          <table:table-cell office:value-type="string" calcext:value-type="string">
            <text:p><text:s/>0 5 8 4 2 0 15 11 13 1 10 17 7 3 16 12 6 9 14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18-1_N_a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54.000000 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<text:s/>674.128079 </text:p>
          </table:table-cell>
          <table:table-cell office:value-type="string" calcext:value-type="string">
            <text:p><text:s/>0 5 8 4 2 0 9 1 3 10 17 13 16 7 11 12 14 6 15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18-1_N_a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55.000000 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<text:s/>549.584029 </text:p>
          </table:table-cell>
          <table:table-cell office:value-type="string" calcext:value-type="string">
            <text:p><text:s/>0 5 8 4 2 0 14 7 1 12 3 17 16 10 15 13 6 11 9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18-1_N_a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456.000000 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<text:s/>642.546260 </text:p>
          </table:table-cell>
          <table:table-cell office:value-type="string" calcext:value-type="string">
            <text:p><text:s/>0 5 8 4 2 0 9 7 16 14 10 15 17 6 3 13 12 1 11 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_18-1_N_b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55.000000 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/>553.694408 </text:p>
          </table:table-cell>
          <table:table-cell office:value-type="string" calcext:value-type="string">
            <text:p><text:s/>0 4 2 10 11 0 6 7 5 15 13 14 3 17 16 1 9 8 1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18-1_N_b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27.000000 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/>559.435124 </text:p>
          </table:table-cell>
          <table:table-cell office:value-type="string" calcext:value-type="string">
            <text:p><text:s/>0 4 2 10 11 0 8 14 1 3 13 17 6 16 7 5 12 15 9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18-1_N_b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46.000000 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/>566.196452 </text:p>
          </table:table-cell>
          <table:table-cell office:value-type="string" calcext:value-type="string">
            <text:p><text:s/>0 4 2 10 11 0 5 8 13 12 16 6 7 3 15 14 1 9 17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18-1_N_b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55.000000 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/>545.604146 </text:p>
          </table:table-cell>
          <table:table-cell office:value-type="string" calcext:value-type="string">
            <text:p><text:s/>0 4 2 10 11 0 6 8 7 3 1 17 9 13 5 12 15 14 16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18-1_N_b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417.000000 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/>626.533799 </text:p>
          </table:table-cell>
          <table:table-cell office:value-type="string" calcext:value-type="string">
            <text:p><text:s/>0 4 2 10 11 0 13 3 15 1 16 14 17 5 9 7 6 8 12 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_20-1_N_a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273.000000 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2.432467 </text:p>
          </table:table-cell>
          <table:table-cell office:value-type="string" calcext:value-type="string">
            <text:p><text:s/>0 19 11 0 14 9 17 2 4 8 5 18 10 3 12 15 7 6 13 16 1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_20-1_N_a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73.000000 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2.267561 </text:p>
          </table:table-cell>
          <table:table-cell office:value-type="string" calcext:value-type="string">
            <text:p><text:s/>0 19 11 0 14 16 13 18 5 6 12 4 8 9 2 10 1 17 3 15 7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_20-1_N_a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73.000000 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2.176480 </text:p>
          </table:table-cell>
          <table:table-cell office:value-type="string" calcext:value-type="string">
            <text:p><text:s/>0 19 11 0 4 13 18 12 14 9 5 3 1 16 6 10 15 17 2 8 7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_20-1_N_a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29.000000 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2.587857 </text:p>
          </table:table-cell>
          <table:table-cell office:value-type="string" calcext:value-type="string">
            <text:p><text:s/>0 19 11 0 17 6 18 7 1 16 3 9 15 12 13 4 2 8 10 14 5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_20-1_N_a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40.000000 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2.294698 </text:p>
          </table:table-cell>
          <table:table-cell office:value-type="string" calcext:value-type="string">
            <text:p><text:s/>0 11 19 0 1 5 16 2 4 12 3 17 13 15 7 18 10 9 6 14 8 <text:s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_20-1_N_b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68.000000 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18.582847 </text:p>
          </table:table-cell>
          <table:table-cell office:value-type="string" calcext:value-type="string">
            <text:p><text:s/>0 14 19 0 9 10 7 8 18 4 12 5 17 1 13 2 6 16 3 15 11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_20-1_N_b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68.000000 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15.956816 </text:p>
          </table:table-cell>
          <table:table-cell office:value-type="string" calcext:value-type="string">
            <text:p><text:s/>0 14 19 0 6 1 7 12 10 8 11 2 13 4 3 5 9 15 16 18 17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_20-1_N_b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68.000000 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18.177659 </text:p>
          </table:table-cell>
          <table:table-cell office:value-type="string" calcext:value-type="string">
            <text:p><text:s/>0 14 19 0 15 16 12 18 6 1 7 10 2 3 8 17 9 5 13 4 11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_20-1_N_b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68.000000 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17.038806 </text:p>
          </table:table-cell>
          <table:table-cell office:value-type="string" calcext:value-type="string">
            <text:p><text:s/>0 14 19 0 5 2 3 6 4 9 15 18 8 1 16 11 7 12 17 13 10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_20-1_N_b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68.000000 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16.931336 </text:p>
          </table:table-cell>
          <table:table-cell office:value-type="string" calcext:value-type="string">
            <text:p><text:s/>0 14 19 0 13 11 8 7 2 4 5 9 3 1 18 12 15 16 6 17 10 <text:s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_22-1_N_a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94.000000 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1.476409 </text:p>
          </table:table-cell>
          <table:table-cell office:value-type="string" calcext:value-type="string">
            <text:p><text:s/>0 5 0 2 9 18 19 16 14 13 7 15 1 6 8 3 10 20 21 11 4 12 17 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_22-1_N_a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94.000000 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1.472321 </text:p>
          </table:table-cell>
          <table:table-cell office:value-type="string" calcext:value-type="string">
            <text:p><text:s/>0 5 0 11 21 13 2 19 9 7 15 17 18 20 4 14 12 16 1 3 6 10 8 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_22-1_N_a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94.000000 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1.469272 </text:p>
          </table:table-cell>
          <table:table-cell office:value-type="string" calcext:value-type="string">
            <text:p><text:s/>0 5 0 15 2 21 1 14 4 12 19 8 9 13 16 18 11 10 7 6 20 17 3 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_22-1_N_a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94.000000 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1.475914 </text:p>
          </table:table-cell>
          <table:table-cell office:value-type="string" calcext:value-type="string">
            <text:p><text:s/>0 5 0 21 2 10 4 1 9 6 3 13 7 14 17 11 16 15 20 8 12 18 19 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_22-1_N_a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94.000000 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1.467089 </text:p>
          </table:table-cell>
          <table:table-cell office:value-type="string" calcext:value-type="string">
            <text:p><text:s/>0 5 0 17 4 18 14 15 16 13 10 12 20 1 21 7 9 3 2 19 6 8 11 <text:s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_22-1_N_b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288.000000 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1.480235 </text:p>
          </table:table-cell>
          <table:table-cell office:value-type="string" calcext:value-type="string">
            <text:p><text:s/>0 1 0 18 15 7 17 16 3 14 11 2 8 5 10 6 12 21 13 20 19 9 4 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_22-1_N_b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29.000000 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1.473708 </text:p>
          </table:table-cell>
          <table:table-cell office:value-type="string" calcext:value-type="string">
            <text:p><text:s/>0 1 0 9 15 8 6 4 14 5 7 12 2 3 20 16 13 10 11 19 17 21 18 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_22-1_N_b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00.000000 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1.482341 </text:p>
          </table:table-cell>
          <table:table-cell office:value-type="string" calcext:value-type="string">
            <text:p><text:s/>0 1 0 3 19 16 8 10 7 11 12 15 6 5 4 21 14 13 2 17 9 18 20 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_22-1_N_b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00.000000 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1.482295 </text:p>
          </table:table-cell>
          <table:table-cell office:value-type="string" calcext:value-type="string">
            <text:p><text:s/>0 1 0 3 4 8 5 11 15 9 2 10 18 19 12 17 6 7 13 21 14 20 16 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_22-1_N_b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72.000000 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1.481842 </text:p>
          </table:table-cell>
          <table:table-cell office:value-type="string" calcext:value-type="string">
            <text:p><text:s/>0 1 0 19 13 17 11 3 10 6 21 12 5 18 16 4 20 2 14 9 15 8 7 <text:s/>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30" meta:object-count="0"/>
    <meta:generator>LibreOffice/6.2.4.2$Windows_X86_64 LibreOffice_project/2412653d852ce75f65fbfa83fb7e7b669a126d64</meta:generator>
  </office:meta>
</office:document-meta>
</file>